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917in"/>
    </style:style>
    <style:style style:name="co3" style:family="table-column">
      <style:table-column-properties fo:break-before="auto" style:column-width="1.3882in"/>
    </style:style>
    <style:style style:name="ro1" style:family="table-row">
      <style:table-row-properties style:row-height="0.7563in" fo:break-before="auto" style:use-optimal-row-height="fals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7083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0-0" style:base-cell-address="Tabellenblatt1.B3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-0" style:base-cell-address="Tabellenblatt1.B4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8-0" style:base-cell-address="Tabellenblatt1.B5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7-0" style:base-cell-address="Tabellenblatt1.B6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6-0" style:base-cell-address="Tabellenblatt1.B7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5-0" style:base-cell-address="Tabellenblatt1.B8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4-0" style:base-cell-address="Tabellenblatt1.B9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3-0" style:base-cell-address="Tabellenblatt1.B10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2-0" style:base-cell-address="Tabellenblatt1.B11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1-0" style:base-cell-address="Tabellenblatt1.B12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0-0" style:base-cell-address="Tabellenblatt1.B13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9-0" style:base-cell-address="Tabellenblatt1.B14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8-0" style:base-cell-address="Tabellenblatt1.B15"/>
    </style:style>
    <style:style style:name="ce1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7-0" style:base-cell-address="Tabellenblatt1.B16"/>
    </style:style>
    <style:style style:name="ce1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6-0" style:base-cell-address="Tabellenblatt1.B17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5-0" style:base-cell-address="Tabellenblatt1.B18"/>
    </style:style>
    <style:style style:name="ce2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4-0" style:base-cell-address="Tabellenblatt1.B19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3-0" style:base-cell-address="Tabellenblatt1.B20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2-0" style:base-cell-address="Tabellenblatt1.B21"/>
    </style:style>
    <style:style style:name="ce2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1-0" style:base-cell-address="Tabellenblatt1.B22"/>
    </style:style>
    <style:style style:name="ce2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-0" style:base-cell-address="Tabellenblatt1.C3"/>
    </style:style>
    <style:style style:name="ce2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-0" style:base-cell-address="Tabellenblatt1.C4"/>
    </style:style>
    <style:style style:name="ce2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9-0" style:base-cell-address="Tabellenblatt1.C5"/>
    </style:style>
    <style:style style:name="ce2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8-0" style:base-cell-address="Tabellenblatt1.C6"/>
    </style:style>
    <style:style style:name="ce2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7-0" style:base-cell-address="Tabellenblatt1.C7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6-0" style:base-cell-address="Tabellenblatt1.C8"/>
    </style:style>
    <style:style style:name="ce3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5-0" style:base-cell-address="Tabellenblatt1.C9"/>
    </style:style>
    <style:style style:name="ce3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4-0" style:base-cell-address="Tabellenblatt1.C10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3-0" style:base-cell-address="Tabellenblatt1.C11"/>
    </style:style>
    <style:style style:name="ce3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2-0" style:base-cell-address="Tabellenblatt1.C12"/>
    </style:style>
    <style:style style:name="ce3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1-0" style:base-cell-address="Tabellenblatt1.C13"/>
    </style:style>
    <style:style style:name="ce3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0-0" style:base-cell-address="Tabellenblatt1.C14"/>
    </style:style>
    <style:style style:name="ce3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9-0" style:base-cell-address="Tabellenblatt1.C15"/>
    </style:style>
    <style:style style:name="ce3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8-0" style:base-cell-address="Tabellenblatt1.C16"/>
    </style:style>
    <style:style style:name="ce3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7-0" style:base-cell-address="Tabellenblatt1.C17"/>
    </style:style>
    <style:style style:name="ce4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6-0" style:base-cell-address="Tabellenblatt1.C18"/>
    </style:style>
    <style:style style:name="ce4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5-0" style:base-cell-address="Tabellenblatt1.C19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4-0" style:base-cell-address="Tabellenblatt1.C20"/>
    </style:style>
    <style:style style:name="ce4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3-0" style:base-cell-address="Tabellenblatt1.C21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2-0" style:base-cell-address="Tabellenblatt1.C22"/>
    </style:style>
    <style:style style:name="ce4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-0" style:base-cell-address="Tabellenblatt1.D3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-0" style:base-cell-address="Tabellenblatt1.D4"/>
    </style:style>
    <style:style style:name="ce4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0-0" style:base-cell-address="Tabellenblatt1.D5"/>
    </style:style>
    <style:style style:name="ce4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9-0" style:base-cell-address="Tabellenblatt1.D6"/>
    </style:style>
    <style:style style:name="ce4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8-0" style:base-cell-address="Tabellenblatt1.D7"/>
    </style:style>
    <style:style style:name="ce5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7-0" style:base-cell-address="Tabellenblatt1.D8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6-0" style:base-cell-address="Tabellenblatt1.D9"/>
    </style:style>
    <style:style style:name="ce5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5-0" style:base-cell-address="Tabellenblatt1.D10"/>
    </style:style>
    <style:style style:name="ce5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4-0" style:base-cell-address="Tabellenblatt1.D11"/>
    </style:style>
    <style:style style:name="ce5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3-0" style:base-cell-address="Tabellenblatt1.D12"/>
    </style:style>
    <style:style style:name="ce5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2-0" style:base-cell-address="Tabellenblatt1.D13"/>
    </style:style>
    <style:style style:name="ce5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1-0" style:base-cell-address="Tabellenblatt1.D14"/>
    </style:style>
    <style:style style:name="ce5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0-0" style:base-cell-address="Tabellenblatt1.D15"/>
    </style:style>
    <style:style style:name="ce5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9-0" style:base-cell-address="Tabellenblatt1.D16"/>
    </style:style>
    <style:style style:name="ce5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8-0" style:base-cell-address="Tabellenblatt1.D17"/>
    </style:style>
    <style:style style:name="ce6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7-0" style:base-cell-address="Tabellenblatt1.D18"/>
    </style:style>
    <style:style style:name="ce6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6-0" style:base-cell-address="Tabellenblatt1.D19"/>
    </style:style>
    <style:style style:name="ce6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5-0" style:base-cell-address="Tabellenblatt1.D20"/>
    </style:style>
    <style:style style:name="ce6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4-0" style:base-cell-address="Tabellenblatt1.D21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3-0" style:base-cell-address="Tabellenblatt1.D22"/>
    </style:style>
    <style:style style:name="ce6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-0" style:base-cell-address="Tabellenblatt1.E3"/>
    </style:style>
    <style:style style:name="ce6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-0" style:base-cell-address="Tabellenblatt1.E4"/>
    </style:style>
    <style:style style:name="ce6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1-0" style:base-cell-address="Tabellenblatt1.E5"/>
    </style:style>
    <style:style style:name="ce6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0-0" style:base-cell-address="Tabellenblatt1.E6"/>
    </style:style>
    <style:style style:name="ce6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9-0" style:base-cell-address="Tabellenblatt1.E7"/>
    </style:style>
    <style:style style:name="ce7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8-0" style:base-cell-address="Tabellenblatt1.E8"/>
    </style:style>
    <style:style style:name="ce7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7-0" style:base-cell-address="Tabellenblatt1.E9"/>
    </style:style>
    <style:style style:name="ce7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6-0" style:base-cell-address="Tabellenblatt1.E10"/>
    </style:style>
    <style:style style:name="ce7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5-0" style:base-cell-address="Tabellenblatt1.E11"/>
    </style:style>
    <style:style style:name="ce7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4-0" style:base-cell-address="Tabellenblatt1.E12"/>
    </style:style>
    <style:style style:name="ce7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3-0" style:base-cell-address="Tabellenblatt1.E13"/>
    </style:style>
    <style:style style:name="ce7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2-0" style:base-cell-address="Tabellenblatt1.E14"/>
    </style:style>
    <style:style style:name="ce7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1-0" style:base-cell-address="Tabellenblatt1.E15"/>
    </style:style>
    <style:style style:name="ce7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0-0" style:base-cell-address="Tabellenblatt1.E16"/>
    </style:style>
    <style:style style:name="ce7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9-0" style:base-cell-address="Tabellenblatt1.E17"/>
    </style:style>
    <style:style style:name="ce8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8-0" style:base-cell-address="Tabellenblatt1.E18"/>
    </style:style>
    <style:style style:name="ce8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7-0" style:base-cell-address="Tabellenblatt1.E19"/>
    </style:style>
    <style:style style:name="ce8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6-0" style:base-cell-address="Tabellenblatt1.E20"/>
    </style:style>
    <style:style style:name="ce8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5-0" style:base-cell-address="Tabellenblatt1.E21"/>
    </style:style>
    <style:style style:name="ce8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4-0" style:base-cell-address="Tabellenblatt1.E22"/>
    </style:style>
    <style:style style:name="ce8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-0" style:base-cell-address="Tabellenblatt1.F3"/>
    </style:style>
    <style:style style:name="ce8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-0" style:base-cell-address="Tabellenblatt1.F4"/>
    </style:style>
    <style:style style:name="ce8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2-0" style:base-cell-address="Tabellenblatt1.F5"/>
    </style:style>
    <style:style style:name="ce8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1-0" style:base-cell-address="Tabellenblatt1.F6"/>
    </style:style>
    <style:style style:name="ce8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0-0" style:base-cell-address="Tabellenblatt1.F7"/>
    </style:style>
    <style:style style:name="ce9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9-0" style:base-cell-address="Tabellenblatt1.F8"/>
    </style:style>
    <style:style style:name="ce9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8-0" style:base-cell-address="Tabellenblatt1.F9"/>
    </style:style>
    <style:style style:name="ce9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7-0" style:base-cell-address="Tabellenblatt1.F10"/>
    </style:style>
    <style:style style:name="ce9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6-0" style:base-cell-address="Tabellenblatt1.F11"/>
    </style:style>
    <style:style style:name="ce9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5-0" style:base-cell-address="Tabellenblatt1.F12"/>
    </style:style>
    <style:style style:name="ce9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4-0" style:base-cell-address="Tabellenblatt1.F13"/>
    </style:style>
    <style:style style:name="ce9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3-0" style:base-cell-address="Tabellenblatt1.F14"/>
    </style:style>
    <style:style style:name="ce9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2-0" style:base-cell-address="Tabellenblatt1.F15"/>
    </style:style>
    <style:style style:name="ce9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1-0" style:base-cell-address="Tabellenblatt1.F16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0-0" style:base-cell-address="Tabellenblatt1.F17"/>
    </style:style>
    <style:style style:name="ce10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9-0" style:base-cell-address="Tabellenblatt1.F18"/>
    </style:style>
    <style:style style:name="ce10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8-0" style:base-cell-address="Tabellenblatt1.F19"/>
    </style:style>
    <style:style style:name="ce10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7-0" style:base-cell-address="Tabellenblatt1.F20"/>
    </style:style>
    <style:style style:name="ce10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6-0" style:base-cell-address="Tabellenblatt1.F21"/>
    </style:style>
    <style:style style:name="ce10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5-0" style:base-cell-address="Tabellenblatt1.F22"/>
    </style:style>
    <style:style style:name="ce10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-0" style:base-cell-address="Tabellenblatt1.G3"/>
    </style:style>
    <style:style style:name="ce10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-0" style:base-cell-address="Tabellenblatt1.G4"/>
    </style:style>
    <style:style style:name="ce10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3-0" style:base-cell-address="Tabellenblatt1.G5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2-0" style:base-cell-address="Tabellenblatt1.G6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1-0" style:base-cell-address="Tabellenblatt1.G7"/>
    </style:style>
    <style:style style:name="ce11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0-0" style:base-cell-address="Tabellenblatt1.G8"/>
    </style:style>
    <style:style style:name="ce11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9-0" style:base-cell-address="Tabellenblatt1.G9"/>
    </style:style>
    <style:style style:name="ce11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8-0" style:base-cell-address="Tabellenblatt1.G10"/>
    </style:style>
    <style:style style:name="ce1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7-0" style:base-cell-address="Tabellenblatt1.G11"/>
    </style:style>
    <style:style style:name="ce11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6-0" style:base-cell-address="Tabellenblatt1.G12"/>
    </style:style>
    <style:style style:name="ce11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5-0" style:base-cell-address="Tabellenblatt1.G13"/>
    </style:style>
    <style:style style:name="ce1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4-0" style:base-cell-address="Tabellenblatt1.G14"/>
    </style:style>
    <style:style style:name="ce11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3-0" style:base-cell-address="Tabellenblatt1.G15"/>
    </style:style>
    <style:style style:name="ce11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2-0" style:base-cell-address="Tabellenblatt1.G16"/>
    </style:style>
    <style:style style:name="ce11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1-0" style:base-cell-address="Tabellenblatt1.G17"/>
    </style:style>
    <style:style style:name="ce12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0-0" style:base-cell-address="Tabellenblatt1.G18"/>
    </style:style>
    <style:style style:name="ce12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9-0" style:base-cell-address="Tabellenblatt1.G19"/>
    </style:style>
    <style:style style:name="ce12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8-0" style:base-cell-address="Tabellenblatt1.G20"/>
    </style:style>
    <style:style style:name="ce1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7-0" style:base-cell-address="Tabellenblatt1.G21"/>
    </style:style>
    <style:style style:name="ce12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6-0" style:base-cell-address="Tabellenblatt1.G22"/>
    </style:style>
    <style:style style:name="ce12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-0" style:base-cell-address="Tabellenblatt1.H3"/>
    </style:style>
    <style:style style:name="ce12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-0" style:base-cell-address="Tabellenblatt1.H4"/>
    </style:style>
    <style:style style:name="ce12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4-0" style:base-cell-address="Tabellenblatt1.H5"/>
    </style:style>
    <style:style style:name="ce12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3-0" style:base-cell-address="Tabellenblatt1.H6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2-0" style:base-cell-address="Tabellenblatt1.H7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1-0" style:base-cell-address="Tabellenblatt1.H8"/>
    </style:style>
    <style:style style:name="ce13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0-0" style:base-cell-address="Tabellenblatt1.H9"/>
    </style:style>
    <style:style style:name="ce13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9-0" style:base-cell-address="Tabellenblatt1.H10"/>
    </style:style>
    <style:style style:name="ce13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8-0" style:base-cell-address="Tabellenblatt1.H11"/>
    </style:style>
    <style:style style:name="ce13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7-0" style:base-cell-address="Tabellenblatt1.H12"/>
    </style:style>
    <style:style style:name="ce13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6-0" style:base-cell-address="Tabellenblatt1.H13"/>
    </style:style>
    <style:style style:name="ce13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5-0" style:base-cell-address="Tabellenblatt1.H14"/>
    </style:style>
    <style:style style:name="ce13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4-0" style:base-cell-address="Tabellenblatt1.H15"/>
    </style:style>
    <style:style style:name="ce13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3-0" style:base-cell-address="Tabellenblatt1.H16"/>
    </style:style>
    <style:style style:name="ce13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2-0" style:base-cell-address="Tabellenblatt1.H17"/>
    </style:style>
    <style:style style:name="ce14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1-0" style:base-cell-address="Tabellenblatt1.H18"/>
    </style:style>
    <style:style style:name="ce14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0-0" style:base-cell-address="Tabellenblatt1.H19"/>
    </style:style>
    <style:style style:name="ce14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9-0" style:base-cell-address="Tabellenblatt1.H20"/>
    </style:style>
    <style:style style:name="ce14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8-0" style:base-cell-address="Tabellenblatt1.H21"/>
    </style:style>
    <style:style style:name="ce14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7-0" style:base-cell-address="Tabellenblatt1.H22"/>
    </style:style>
    <style:style style:name="ce14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-0" style:base-cell-address="Tabellenblatt1.I3"/>
    </style:style>
    <style:style style:name="ce14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-0" style:base-cell-address="Tabellenblatt1.I4"/>
    </style:style>
    <style:style style:name="ce14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5-0" style:base-cell-address="Tabellenblatt1.I5"/>
    </style:style>
    <style:style style:name="ce14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4-0" style:base-cell-address="Tabellenblatt1.I6"/>
    </style:style>
    <style:style style:name="ce14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3-0" style:base-cell-address="Tabellenblatt1.I7"/>
    </style:style>
    <style:style style:name="ce15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2-0" style:base-cell-address="Tabellenblatt1.I8"/>
    </style:style>
    <style:style style:name="ce15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1-0" style:base-cell-address="Tabellenblatt1.I9"/>
    </style:style>
    <style:style style:name="ce15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0-0" style:base-cell-address="Tabellenblatt1.I10"/>
    </style:style>
    <style:style style:name="ce15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9-0" style:base-cell-address="Tabellenblatt1.I11"/>
    </style:style>
    <style:style style:name="ce15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8-0" style:base-cell-address="Tabellenblatt1.I12"/>
    </style:style>
    <style:style style:name="ce15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7-0" style:base-cell-address="Tabellenblatt1.I13"/>
    </style:style>
    <style:style style:name="ce15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6-0" style:base-cell-address="Tabellenblatt1.I14"/>
    </style:style>
    <style:style style:name="ce15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5-0" style:base-cell-address="Tabellenblatt1.I15"/>
    </style:style>
    <style:style style:name="ce15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4-0" style:base-cell-address="Tabellenblatt1.I16"/>
    </style:style>
    <style:style style:name="ce15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3-0" style:base-cell-address="Tabellenblatt1.I17"/>
    </style:style>
    <style:style style:name="ce16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2-0" style:base-cell-address="Tabellenblatt1.I18"/>
    </style:style>
    <style:style style:name="ce16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1-0" style:base-cell-address="Tabellenblatt1.I19"/>
    </style:style>
    <style:style style:name="ce16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0-0" style:base-cell-address="Tabellenblatt1.I20"/>
    </style:style>
    <style:style style:name="ce16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9-0" style:base-cell-address="Tabellenblatt1.I21"/>
    </style:style>
    <style:style style:name="ce1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8-0" style:base-cell-address="Tabellenblatt1.I22"/>
    </style:style>
    <style:style style:name="ce16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-0" style:base-cell-address="Tabellenblatt1.J3"/>
    </style:style>
    <style:style style:name="ce16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-0" style:base-cell-address="Tabellenblatt1.J4"/>
    </style:style>
    <style:style style:name="ce16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26-0" style:base-cell-address="Tabellenblatt1.J5"/>
    </style:style>
    <style:style style:name="ce16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35-0" style:base-cell-address="Tabellenblatt1.J6"/>
    </style:style>
    <style:style style:name="ce16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44-0" style:base-cell-address="Tabellenblatt1.J7"/>
    </style:style>
    <style:style style:name="ce17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53-0" style:base-cell-address="Tabellenblatt1.J8"/>
    </style:style>
    <style:style style:name="ce17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62-0" style:base-cell-address="Tabellenblatt1.J9"/>
    </style:style>
    <style:style style:name="ce17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71-0" style:base-cell-address="Tabellenblatt1.J10"/>
    </style:style>
    <style:style style:name="ce17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0-0" style:base-cell-address="Tabellenblatt1.J11"/>
    </style:style>
    <style:style style:name="ce17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89-0" style:base-cell-address="Tabellenblatt1.J12"/>
    </style:style>
    <style:style style:name="ce17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98-0" style:base-cell-address="Tabellenblatt1.J13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07-0" style:base-cell-address="Tabellenblatt1.J14"/>
    </style:style>
    <style:style style:name="ce17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16-0" style:base-cell-address="Tabellenblatt1.J15"/>
    </style:style>
    <style:style style:name="ce17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25-0" style:base-cell-address="Tabellenblatt1.J16"/>
    </style:style>
    <style:style style:name="ce17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34-0" style:base-cell-address="Tabellenblatt1.J17"/>
    </style:style>
    <style:style style:name="ce18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43-0" style:base-cell-address="Tabellenblatt1.J18"/>
    </style:style>
    <style:style style:name="ce18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52-0" style:base-cell-address="Tabellenblatt1.J19"/>
    </style:style>
    <style:style style:name="ce18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61-0" style:base-cell-address="Tabellenblatt1.J20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0-0" style:base-cell-address="Tabellenblatt1.J21"/>
    </style:style>
    <style:style style:name="ce18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0-179-0" style:base-cell-address="Tabellenblatt1.J22"/>
    </style:style>
    <style:style style:name="ta_extref" style:family="table">
      <style:table-properties table:display="false"/>
    </style:style>
  </office:automatic-styles>
  <office:body>
    <office:spreadsheet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FUmanoids: High Level / Modul Checkliste</text:p>
          </table:table-cell>
          <table:covered-table-cell table:style-name="ce4"/>
          <table:covered-table-cell table:style-name="ce4"/>
          <table:covered-table-cell/>
          <table:table-cell table:number-columns-repeated="1020"/>
        </table:table-row>
        <table:table-row table:style-name="ro2">
          <table:table-cell table:style-name="ce2" office:value-type="string">
            <text:p>Szenario</text:p>
          </table:table-cell>
          <table:table-cell table:number-columns-repeated="2"/>
          <table:table-cell table:style-name="ce2" office:value-type="string">
            <text:p>januar 2011</text:p>
          </table:table-cell>
          <table:table-cell table:style-name="ce2" office:value-type="string">
            <text:p>kommenta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y Kick Off</text:p>
          </table:table-cell>
          <table:table-cell table:style-name="ce5"/>
          <table:table-cell table:style-name="ce25"/>
          <table:table-cell table:style-name="ce45" office:value-type="string">
            <text:p>-</text:p>
          </table:table-cell>
          <table:table-cell table:style-name="ce65"/>
          <table:table-cell table:style-name="ce85"/>
          <table:table-cell table:style-name="ce105"/>
          <table:table-cell table:style-name="ce125"/>
          <table:table-cell table:style-name="ce145"/>
          <table:table-cell table:style-name="ce165"/>
          <table:table-cell table:number-columns-repeated="1014"/>
        </table:table-row>
        <table:table-row table:style-name="ro3">
          <table:table-cell table:style-name="ce2" office:value-type="string">
            <text:p>Not My Kick Off</text:p>
          </table:table-cell>
          <table:table-cell table:style-name="ce6"/>
          <table:table-cell table:style-name="ce26"/>
          <table:table-cell table:style-name="ce46" office:value-type="string">
            <text:p>-</text:p>
          </table:table-cell>
          <table:table-cell table:style-name="ce66"/>
          <table:table-cell table:style-name="ce86"/>
          <table:table-cell table:style-name="ce106"/>
          <table:table-cell table:style-name="ce126"/>
          <table:table-cell table:style-name="ce146"/>
          <table:table-cell table:style-name="ce166"/>
          <table:table-cell table:number-columns-repeated="1014"/>
        </table:table-row>
        <table:table-row table:style-name="ro3">
          <table:table-cell table:style-name="ce2" office:value-type="string">
            <text:p>Score</text:p>
          </table:table-cell>
          <table:table-cell table:style-name="ce7"/>
          <table:table-cell table:style-name="ce27"/>
          <table:table-cell table:style-name="ce47" office:value-type="string">
            <text:p>-</text:p>
          </table:table-cell>
          <table:table-cell table:style-name="ce67"/>
          <table:table-cell table:style-name="ce87"/>
          <table:table-cell table:style-name="ce107"/>
          <table:table-cell table:style-name="ce127"/>
          <table:table-cell table:style-name="ce147"/>
          <table:table-cell table:style-name="ce167"/>
          <table:table-cell table:number-columns-repeated="1014"/>
        </table:table-row>
        <table:table-row table:style-name="ro3">
          <table:table-cell table:style-name="ce2" office:value-type="string">
            <text:p>Positioning</text:p>
          </table:table-cell>
          <table:table-cell table:style-name="ce8"/>
          <table:table-cell table:style-name="ce28"/>
          <table:table-cell table:style-name="ce48"/>
          <table:table-cell table:style-name="ce68"/>
          <table:table-cell table:style-name="ce88"/>
          <table:table-cell table:style-name="ce108"/>
          <table:table-cell table:style-name="ce128"/>
          <table:table-cell table:style-name="ce148"/>
          <table:table-cell table:style-name="ce168"/>
          <table:table-cell table:number-columns-repeated="1014"/>
        </table:table-row>
        <table:table-row table:style-name="ro3">
          <table:table-cell table:style-name="ce2" office:value-type="string">
            <text:p>Obstacles</text:p>
          </table:table-cell>
          <table:table-cell table:style-name="ce9"/>
          <table:table-cell table:style-name="ce29"/>
          <table:table-cell table:style-name="ce49" office:value-type="string">
            <text:p>-</text:p>
          </table:table-cell>
          <table:table-cell table:style-name="ce69"/>
          <table:table-cell table:style-name="ce89"/>
          <table:table-cell table:style-name="ce109"/>
          <table:table-cell table:style-name="ce129"/>
          <table:table-cell table:style-name="ce149"/>
          <table:table-cell table:style-name="ce169"/>
          <table:table-cell table:number-columns-repeated="1014"/>
        </table:table-row>
        <table:table-row table:style-name="ro3">
          <table:table-cell table:style-name="ce2" office:value-type="string">
            <text:p>Selbstlokalisierung</text:p>
          </table:table-cell>
          <table:table-cell table:style-name="ce10"/>
          <table:table-cell table:style-name="ce30"/>
          <table:table-cell table:style-name="ce50"/>
          <table:table-cell table:style-name="ce70"/>
          <table:table-cell table:style-name="ce90"/>
          <table:table-cell table:style-name="ce110"/>
          <table:table-cell table:style-name="ce130"/>
          <table:table-cell table:style-name="ce150"/>
          <table:table-cell table:style-name="ce170"/>
          <table:table-cell table:number-columns-repeated="1014"/>
        </table:table-row>
        <table:table-row table:style-name="ro2">
          <table:table-cell table:style-name="ce2" office:value-type="string">
            <text:p>Vision: Ballsuche Gegenerhälfte</text:p>
          </table:table-cell>
          <table:table-cell table:style-name="ce11"/>
          <table:table-cell table:style-name="ce31"/>
          <table:table-cell table:style-name="ce51"/>
          <table:table-cell table:style-name="ce71"/>
          <table:table-cell table:style-name="ce91"/>
          <table:table-cell table:style-name="ce111"/>
          <table:table-cell table:style-name="ce131"/>
          <table:table-cell table:style-name="ce151"/>
          <table:table-cell table:style-name="ce171"/>
          <table:table-cell table:number-columns-repeated="1014"/>
        </table:table-row>
        <table:table-row table:style-name="ro2">
          <table:table-cell table:style-name="ce2" office:value-type="string">
            <text:p>Vision: Ballsuche eigene Hälfte</text:p>
          </table:table-cell>
          <table:table-cell table:style-name="ce12"/>
          <table:table-cell table:style-name="ce32"/>
          <table:table-cell table:style-name="ce52"/>
          <table:table-cell table:style-name="ce72"/>
          <table:table-cell table:style-name="ce92"/>
          <table:table-cell table:style-name="ce112"/>
          <table:table-cell table:style-name="ce132"/>
          <table:table-cell table:style-name="ce152"/>
          <table:table-cell table:style-name="ce172"/>
          <table:table-cell table:number-columns-repeated="1014"/>
        </table:table-row>
        <table:table-row table:style-name="ro3">
          <table:table-cell/>
          <table:table-cell table:style-name="ce13"/>
          <table:table-cell table:style-name="ce33"/>
          <table:table-cell table:style-name="ce53"/>
          <table:table-cell table:style-name="ce73"/>
          <table:table-cell table:style-name="ce93"/>
          <table:table-cell table:style-name="ce113"/>
          <table:table-cell table:style-name="ce133"/>
          <table:table-cell table:style-name="ce153"/>
          <table:table-cell table:style-name="ce173"/>
          <table:table-cell table:number-columns-repeated="1014"/>
        </table:table-row>
        <table:table-row table:style-name="ro3">
          <table:table-cell/>
          <table:table-cell table:style-name="ce14"/>
          <table:table-cell table:style-name="ce34"/>
          <table:table-cell table:style-name="ce54"/>
          <table:table-cell table:style-name="ce74"/>
          <table:table-cell table:style-name="ce94"/>
          <table:table-cell table:style-name="ce114"/>
          <table:table-cell table:style-name="ce134"/>
          <table:table-cell table:style-name="ce154"/>
          <table:table-cell table:style-name="ce174"/>
          <table:table-cell table:number-columns-repeated="1014"/>
        </table:table-row>
        <table:table-row table:style-name="ro3">
          <table:table-cell/>
          <table:table-cell table:style-name="ce15"/>
          <table:table-cell table:style-name="ce35"/>
          <table:table-cell table:style-name="ce55"/>
          <table:table-cell table:style-name="ce75"/>
          <table:table-cell table:style-name="ce95"/>
          <table:table-cell table:style-name="ce115"/>
          <table:table-cell table:style-name="ce135"/>
          <table:table-cell table:style-name="ce155"/>
          <table:table-cell table:style-name="ce175"/>
          <table:table-cell table:number-columns-repeated="1014"/>
        </table:table-row>
        <table:table-row table:style-name="ro3">
          <table:table-cell/>
          <table:table-cell table:style-name="ce16"/>
          <table:table-cell table:style-name="ce36"/>
          <table:table-cell table:style-name="ce56"/>
          <table:table-cell table:style-name="ce76"/>
          <table:table-cell table:style-name="ce96"/>
          <table:table-cell table:style-name="ce116"/>
          <table:table-cell table:style-name="ce136"/>
          <table:table-cell table:style-name="ce156"/>
          <table:table-cell table:style-name="ce176"/>
          <table:table-cell table:number-columns-repeated="1014"/>
        </table:table-row>
        <table:table-row table:style-name="ro3">
          <table:table-cell/>
          <table:table-cell table:style-name="ce17"/>
          <table:table-cell table:style-name="ce37"/>
          <table:table-cell table:style-name="ce57"/>
          <table:table-cell table:style-name="ce77"/>
          <table:table-cell table:style-name="ce97"/>
          <table:table-cell table:style-name="ce117"/>
          <table:table-cell table:style-name="ce137"/>
          <table:table-cell table:style-name="ce157"/>
          <table:table-cell table:style-name="ce177"/>
          <table:table-cell table:number-columns-repeated="1014"/>
        </table:table-row>
        <table:table-row table:style-name="ro3">
          <table:table-cell/>
          <table:table-cell table:style-name="ce18"/>
          <table:table-cell table:style-name="ce38"/>
          <table:table-cell table:style-name="ce58"/>
          <table:table-cell table:style-name="ce78"/>
          <table:table-cell table:style-name="ce98"/>
          <table:table-cell table:style-name="ce118"/>
          <table:table-cell table:style-name="ce138"/>
          <table:table-cell table:style-name="ce158"/>
          <table:table-cell table:style-name="ce178"/>
          <table:table-cell table:number-columns-repeated="1014"/>
        </table:table-row>
        <table:table-row table:style-name="ro3">
          <table:table-cell/>
          <table:table-cell table:style-name="ce19"/>
          <table:table-cell table:style-name="ce39"/>
          <table:table-cell table:style-name="ce59"/>
          <table:table-cell table:style-name="ce79"/>
          <table:table-cell table:style-name="ce99"/>
          <table:table-cell table:style-name="ce119"/>
          <table:table-cell table:style-name="ce139"/>
          <table:table-cell table:style-name="ce159"/>
          <table:table-cell table:style-name="ce179"/>
          <table:table-cell table:number-columns-repeated="1014"/>
        </table:table-row>
        <table:table-row table:style-name="ro3">
          <table:table-cell/>
          <table:table-cell table:style-name="ce20"/>
          <table:table-cell table:style-name="ce40"/>
          <table:table-cell table:style-name="ce60"/>
          <table:table-cell table:style-name="ce80"/>
          <table:table-cell table:style-name="ce100"/>
          <table:table-cell table:style-name="ce120"/>
          <table:table-cell table:style-name="ce140"/>
          <table:table-cell table:style-name="ce160"/>
          <table:table-cell table:style-name="ce180"/>
          <table:table-cell table:number-columns-repeated="1014"/>
        </table:table-row>
        <table:table-row table:style-name="ro3">
          <table:table-cell/>
          <table:table-cell table:style-name="ce21"/>
          <table:table-cell table:style-name="ce41"/>
          <table:table-cell table:style-name="ce61"/>
          <table:table-cell table:style-name="ce81"/>
          <table:table-cell table:style-name="ce101"/>
          <table:table-cell table:style-name="ce121"/>
          <table:table-cell table:style-name="ce141"/>
          <table:table-cell table:style-name="ce161"/>
          <table:table-cell table:style-name="ce181"/>
          <table:table-cell table:number-columns-repeated="1014"/>
        </table:table-row>
        <table:table-row table:style-name="ro3">
          <table:table-cell/>
          <table:table-cell table:style-name="ce22"/>
          <table:table-cell table:style-name="ce42"/>
          <table:table-cell table:style-name="ce62"/>
          <table:table-cell table:style-name="ce82"/>
          <table:table-cell table:style-name="ce102"/>
          <table:table-cell table:style-name="ce122"/>
          <table:table-cell table:style-name="ce142"/>
          <table:table-cell table:style-name="ce162"/>
          <table:table-cell table:style-name="ce182"/>
          <table:table-cell table:number-columns-repeated="1014"/>
        </table:table-row>
        <table:table-row table:style-name="ro3">
          <table:table-cell/>
          <table:table-cell table:style-name="ce23"/>
          <table:table-cell table:style-name="ce43"/>
          <table:table-cell table:style-name="ce63"/>
          <table:table-cell table:style-name="ce83"/>
          <table:table-cell table:style-name="ce103"/>
          <table:table-cell table:style-name="ce123"/>
          <table:table-cell table:style-name="ce143"/>
          <table:table-cell table:style-name="ce163"/>
          <table:table-cell table:style-name="ce183"/>
          <table:table-cell table:number-columns-repeated="1014"/>
        </table:table-row>
        <table:table-row table:style-name="ro3">
          <table:table-cell/>
          <table:table-cell table:style-name="ce24"/>
          <table:table-cell table:style-name="ce44"/>
          <table:table-cell table:style-name="ce64"/>
          <table:table-cell table:style-name="ce84"/>
          <table:table-cell table:style-name="ce104"/>
          <table:table-cell table:style-name="ce124"/>
          <table:table-cell table:style-name="ce144"/>
          <table:table-cell table:style-name="ce164"/>
          <table:table-cell table:style-name="ce184"/>
          <table:table-cell table:number-columns-repeated="1014"/>
        </table:table-row>
        <table:table-row table:style-name="ro2">
          <table:table-cell table:style-name="ce3" office:value-type="string">
            <text:p>Legende der Szenarien: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My Kick Off</text:p>
          </table:table-cell>
          <table:table-cell table:style-name="ce2" office:value-type="string" table:number-columns-spanned="5" table:number-rows-spanned="1">
            <text:p>Ein Roboter wird zum Anstoss positioniert; Ein Hinderniss beim Kreis; Attacker wird gestartet; Zeit bis zum Punkten wird gemessen.</text:p>
          </table:table-cell>
          <table:covered-table-cell table:number-columns-repeated="4"/>
          <table:table-cell office:value-type="string">
            <text:p>./Fumanoid xabsl soccer_no_gc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ot My Kick Off</text:p>
          </table:table-cell>
          <table:table-cell table:style-name="ce2" office:value-type="string" table:number-columns-spanned="5" table:number-rows-spanned="1">
            <text:p>Ein Roboter wird im eigenen Strafraum positioniert; ein Hindernis beim Anstos; Attacker wird gestartet; Zeit bis zum Punkten wird gemessen.</text:p>
          </table:table-cell>
          <table:covered-table-cell table:number-columns-repeated="4"/>
          <table:table-cell office:value-type="string">
            <text:p>./Fumanoid xabsl soccer_no_gc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core</text:p>
          </table:table-cell>
          <table:table-cell table:style-name="ce2" office:value-type="string" table:number-columns-spanned="5" table:number-rows-spanned="1">
            <text:p>Ball in gegnerischer Haelfte; Roboter in eigenem Strafraum; Zeit bis zum Punkten wird gemessen</text:p>
          </table:table-cell>
          <table:covered-table-cell table:number-columns-repeated="4"/>
          <table:table-cell office:value-type="string">
            <text:p>./Fumanoid xabsl soccer_no_gc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Positioning</text:p>
          </table:table-cell>
          <table:table-cell table:style-name="ce2" office:value-type="string" table:number-columns-spanned="5" table:number-rows-spanned="1">
            <text:p>Der Roboter wird an einer willkürlich gewählten Stelle auf das Feld gestellt und muß selbstständig zur Feldmitte laufen und sich zum gegnerischen Tor ausrichten (Ready-Kommando) - Zeit stoppen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 table:style-name="ce2" office:value-type="string">
            <text:p>Score mit Hindernissen</text:p>
          </table:table-cell>
          <table:table-cell table:style-name="ce2" office:value-type="string" table:number-columns-spanned="5" table:number-rows-spanned="1">
            <text:p>Zwischen Roboter/Ball und dem gegnerischen Tor werden 4 Hindernisse aufgestellt, Attacker wird gestartet, Zeit bis zum Punkten wird gemessen.</text:p>
          </table:table-cell>
          <table:covered-table-cell table:number-columns-repeated="4"/>
          <table:table-cell office:value-type="string">
            <text:p>./Fumanoid xabsl soccer_no_gc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Selbstlokalisierung</text:p>
          </table:table-cell>
          <table:table-cell table:style-name="ce2" office:value-type="string" table:number-columns-spanned="5" table:number-rows-spanned="1">
            <text:p>Der Roboter läuft eine feste Route auf dem Feld ab und kehrt am Ende zu seinem Startpunkt zurück. <text:s/>(das ist in etwas das gleiche wie Positioning, nur schwerer zu testen da es erst programmiert werden muß) </text:p>
          </table:table-cell>
          <table:covered-table-cell table:number-columns-repeated="4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4">
          <table:table-cell table:style-name="ce2" office:value-type="string">
            <text:p>Vision: Ballsuche Gegnerhälfte</text:p>
          </table:table-cell>
          <table:table-cell table:style-name="ce2" office:value-type="string" table:number-columns-spanned="5" table:number-rows-spanned="1">
            <text:p>Der Ball sollte vom eigenen Tor aus noch in der gegnerischen Hälfte zuverlässig erkannt werden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 table:style-name="ce2" office:value-type="string">
            <text:p>Vision: Ballsuche eigene Hälfte</text:p>
          </table:table-cell>
          <table:table-cell table:style-name="ce2" office:value-type="string" table:number-columns-spanned="5" table:number-rows-spanned="1">
            <text:p>Der Ball sollte vom eigenen Tor aus überall in der eigenen Hälfte (inkl. auf der Mittellinie) zuverlässig erkannt werdne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 table:style-name="ce2" office:value-type="string">
            <text:p>Selbstlokalisierung in kritischen Zonen / Situationen</text:p>
          </table:table-cell>
          <table:table-cell table:style-name="ce2" office:value-type="string" table:number-columns-spanned="5" table:number-rows-spanned="1">
            <text:p>Am Rand des Feldes, außerhalb des Feldes, nach Sturz, längere Zeit durch Hindernisse schlechte Sicht usw.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2"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  <style:style style:name="cf-0-0-0" style:family="table-cell" style:parent-style-name="Default">
      <style:table-cell-properties fo:background-color="#ff0000"/>
    </style:style>
    <style:style style:name="cf-0-1-0" style:family="table-cell" style:parent-style-name="Default">
      <style:table-cell-properties fo:background-color="#ff0000"/>
    </style:style>
    <style:style style:name="cf-0-2-0" style:family="table-cell" style:parent-style-name="Default">
      <style:table-cell-properties fo:background-color="#ff0000"/>
    </style:style>
    <style:style style:name="cf-0-3-0" style:family="table-cell" style:parent-style-name="Default">
      <style:table-cell-properties fo:background-color="#ff0000"/>
    </style:style>
    <style:style style:name="cf-0-4-0" style:family="table-cell" style:parent-style-name="Default">
      <style:table-cell-properties fo:background-color="#ff0000"/>
    </style:style>
    <style:style style:name="cf-0-5-0" style:family="table-cell" style:parent-style-name="Default">
      <style:table-cell-properties fo:background-color="#ff0000"/>
    </style:style>
    <style:style style:name="cf-0-6-0" style:family="table-cell" style:parent-style-name="Default">
      <style:table-cell-properties fo:background-color="#ff0000"/>
    </style:style>
    <style:style style:name="cf-0-7-0" style:family="table-cell" style:parent-style-name="Default">
      <style:table-cell-properties fo:background-color="#ff0000"/>
    </style:style>
    <style:style style:name="cf-0-8-0" style:family="table-cell" style:parent-style-name="Default">
      <style:table-cell-properties fo:background-color="#ff0000"/>
    </style:style>
    <style:style style:name="cf-0-9-0" style:family="table-cell" style:parent-style-name="Default">
      <style:table-cell-properties fo:background-color="#ff0000"/>
    </style:style>
    <style:style style:name="cf-0-10-0" style:family="table-cell" style:parent-style-name="Default">
      <style:table-cell-properties fo:background-color="#ff0000"/>
    </style:style>
    <style:style style:name="cf-0-11-0" style:family="table-cell" style:parent-style-name="Default">
      <style:table-cell-properties fo:background-color="#ff0000"/>
    </style:style>
    <style:style style:name="cf-0-12-0" style:family="table-cell" style:parent-style-name="Default">
      <style:table-cell-properties fo:background-color="#ff0000"/>
    </style:style>
    <style:style style:name="cf-0-13-0" style:family="table-cell" style:parent-style-name="Default">
      <style:table-cell-properties fo:background-color="#ff0000"/>
    </style:style>
    <style:style style:name="cf-0-14-0" style:family="table-cell" style:parent-style-name="Default">
      <style:table-cell-properties fo:background-color="#ff0000"/>
    </style:style>
    <style:style style:name="cf-0-15-0" style:family="table-cell" style:parent-style-name="Default">
      <style:table-cell-properties fo:background-color="#ff0000"/>
    </style:style>
    <style:style style:name="cf-0-16-0" style:family="table-cell" style:parent-style-name="Default">
      <style:table-cell-properties fo:background-color="#ff0000"/>
    </style:style>
    <style:style style:name="cf-0-17-0" style:family="table-cell" style:parent-style-name="Default">
      <style:table-cell-properties fo:background-color="#ff0000"/>
    </style:style>
    <style:style style:name="cf-0-18-0" style:family="table-cell" style:parent-style-name="Default">
      <style:table-cell-properties fo:background-color="#ff0000"/>
    </style:style>
    <style:style style:name="cf-0-19-0" style:family="table-cell" style:parent-style-name="Default">
      <style:table-cell-properties fo:background-color="#ff0000"/>
    </style:style>
    <style:style style:name="cf-0-20-0" style:family="table-cell" style:parent-style-name="Default">
      <style:table-cell-properties fo:background-color="#ff0000"/>
    </style:style>
    <style:style style:name="cf-0-21-0" style:family="table-cell" style:parent-style-name="Default">
      <style:table-cell-properties fo:background-color="#ff0000"/>
    </style:style>
    <style:style style:name="cf-0-22-0" style:family="table-cell" style:parent-style-name="Default">
      <style:table-cell-properties fo:background-color="#ff0000"/>
    </style:style>
    <style:style style:name="cf-0-23-0" style:family="table-cell" style:parent-style-name="Default">
      <style:table-cell-properties fo:background-color="#ff0000"/>
    </style:style>
    <style:style style:name="cf-0-24-0" style:family="table-cell" style:parent-style-name="Default">
      <style:table-cell-properties fo:background-color="#ff0000"/>
    </style:style>
    <style:style style:name="cf-0-25-0" style:family="table-cell" style:parent-style-name="Default">
      <style:table-cell-properties fo:background-color="#ff0000"/>
    </style:style>
    <style:style style:name="cf-0-26-0" style:family="table-cell" style:parent-style-name="Default">
      <style:table-cell-properties fo:background-color="#ff0000"/>
    </style:style>
    <style:style style:name="cf-0-27-0" style:family="table-cell" style:parent-style-name="Default">
      <style:table-cell-properties fo:background-color="#ff0000"/>
    </style:style>
    <style:style style:name="cf-0-28-0" style:family="table-cell" style:parent-style-name="Default">
      <style:table-cell-properties fo:background-color="#ff0000"/>
    </style:style>
    <style:style style:name="cf-0-29-0" style:family="table-cell" style:parent-style-name="Default">
      <style:table-cell-properties fo:background-color="#ff0000"/>
    </style:style>
    <style:style style:name="cf-0-30-0" style:family="table-cell" style:parent-style-name="Default">
      <style:table-cell-properties fo:background-color="#ff0000"/>
    </style:style>
    <style:style style:name="cf-0-31-0" style:family="table-cell" style:parent-style-name="Default">
      <style:table-cell-properties fo:background-color="#ff0000"/>
    </style:style>
    <style:style style:name="cf-0-32-0" style:family="table-cell" style:parent-style-name="Default">
      <style:table-cell-properties fo:background-color="#ff0000"/>
    </style:style>
    <style:style style:name="cf-0-33-0" style:family="table-cell" style:parent-style-name="Default">
      <style:table-cell-properties fo:background-color="#ff0000"/>
    </style:style>
    <style:style style:name="cf-0-34-0" style:family="table-cell" style:parent-style-name="Default">
      <style:table-cell-properties fo:background-color="#ff0000"/>
    </style:style>
    <style:style style:name="cf-0-35-0" style:family="table-cell" style:parent-style-name="Default">
      <style:table-cell-properties fo:background-color="#ff0000"/>
    </style:style>
    <style:style style:name="cf-0-36-0" style:family="table-cell" style:parent-style-name="Default">
      <style:table-cell-properties fo:background-color="#ff0000"/>
    </style:style>
    <style:style style:name="cf-0-37-0" style:family="table-cell" style:parent-style-name="Default">
      <style:table-cell-properties fo:background-color="#ff0000"/>
    </style:style>
    <style:style style:name="cf-0-38-0" style:family="table-cell" style:parent-style-name="Default">
      <style:table-cell-properties fo:background-color="#ff0000"/>
    </style:style>
    <style:style style:name="cf-0-39-0" style:family="table-cell" style:parent-style-name="Default">
      <style:table-cell-properties fo:background-color="#ff0000"/>
    </style:style>
    <style:style style:name="cf-0-40-0" style:family="table-cell" style:parent-style-name="Default">
      <style:table-cell-properties fo:background-color="#ff0000"/>
    </style:style>
    <style:style style:name="cf-0-41-0" style:family="table-cell" style:parent-style-name="Default">
      <style:table-cell-properties fo:background-color="#ff0000"/>
    </style:style>
    <style:style style:name="cf-0-42-0" style:family="table-cell" style:parent-style-name="Default">
      <style:table-cell-properties fo:background-color="#ff0000"/>
    </style:style>
    <style:style style:name="cf-0-43-0" style:family="table-cell" style:parent-style-name="Default">
      <style:table-cell-properties fo:background-color="#ff0000"/>
    </style:style>
    <style:style style:name="cf-0-44-0" style:family="table-cell" style:parent-style-name="Default">
      <style:table-cell-properties fo:background-color="#ff0000"/>
    </style:style>
    <style:style style:name="cf-0-45-0" style:family="table-cell" style:parent-style-name="Default">
      <style:table-cell-properties fo:background-color="#ff0000"/>
    </style:style>
    <style:style style:name="cf-0-46-0" style:family="table-cell" style:parent-style-name="Default">
      <style:table-cell-properties fo:background-color="#ff0000"/>
    </style:style>
    <style:style style:name="cf-0-47-0" style:family="table-cell" style:parent-style-name="Default">
      <style:table-cell-properties fo:background-color="#ff0000"/>
    </style:style>
    <style:style style:name="cf-0-48-0" style:family="table-cell" style:parent-style-name="Default">
      <style:table-cell-properties fo:background-color="#ff0000"/>
    </style:style>
    <style:style style:name="cf-0-49-0" style:family="table-cell" style:parent-style-name="Default">
      <style:table-cell-properties fo:background-color="#ff0000"/>
    </style:style>
    <style:style style:name="cf-0-50-0" style:family="table-cell" style:parent-style-name="Default">
      <style:table-cell-properties fo:background-color="#ff0000"/>
    </style:style>
    <style:style style:name="cf-0-51-0" style:family="table-cell" style:parent-style-name="Default">
      <style:table-cell-properties fo:background-color="#ff0000"/>
    </style:style>
    <style:style style:name="cf-0-52-0" style:family="table-cell" style:parent-style-name="Default">
      <style:table-cell-properties fo:background-color="#ff0000"/>
    </style:style>
    <style:style style:name="cf-0-53-0" style:family="table-cell" style:parent-style-name="Default">
      <style:table-cell-properties fo:background-color="#ff0000"/>
    </style:style>
    <style:style style:name="cf-0-54-0" style:family="table-cell" style:parent-style-name="Default">
      <style:table-cell-properties fo:background-color="#ff0000"/>
    </style:style>
    <style:style style:name="cf-0-55-0" style:family="table-cell" style:parent-style-name="Default">
      <style:table-cell-properties fo:background-color="#ff0000"/>
    </style:style>
    <style:style style:name="cf-0-56-0" style:family="table-cell" style:parent-style-name="Default">
      <style:table-cell-properties fo:background-color="#ff0000"/>
    </style:style>
    <style:style style:name="cf-0-57-0" style:family="table-cell" style:parent-style-name="Default">
      <style:table-cell-properties fo:background-color="#ff0000"/>
    </style:style>
    <style:style style:name="cf-0-58-0" style:family="table-cell" style:parent-style-name="Default">
      <style:table-cell-properties fo:background-color="#ff0000"/>
    </style:style>
    <style:style style:name="cf-0-59-0" style:family="table-cell" style:parent-style-name="Default">
      <style:table-cell-properties fo:background-color="#ff0000"/>
    </style:style>
    <style:style style:name="cf-0-60-0" style:family="table-cell" style:parent-style-name="Default">
      <style:table-cell-properties fo:background-color="#ff0000"/>
    </style:style>
    <style:style style:name="cf-0-61-0" style:family="table-cell" style:parent-style-name="Default">
      <style:table-cell-properties fo:background-color="#ff0000"/>
    </style:style>
    <style:style style:name="cf-0-62-0" style:family="table-cell" style:parent-style-name="Default">
      <style:table-cell-properties fo:background-color="#ff0000"/>
    </style:style>
    <style:style style:name="cf-0-63-0" style:family="table-cell" style:parent-style-name="Default">
      <style:table-cell-properties fo:background-color="#ff0000"/>
    </style:style>
    <style:style style:name="cf-0-64-0" style:family="table-cell" style:parent-style-name="Default">
      <style:table-cell-properties fo:background-color="#ff0000"/>
    </style:style>
    <style:style style:name="cf-0-65-0" style:family="table-cell" style:parent-style-name="Default">
      <style:table-cell-properties fo:background-color="#ff0000"/>
    </style:style>
    <style:style style:name="cf-0-66-0" style:family="table-cell" style:parent-style-name="Default">
      <style:table-cell-properties fo:background-color="#ff0000"/>
    </style:style>
    <style:style style:name="cf-0-67-0" style:family="table-cell" style:parent-style-name="Default">
      <style:table-cell-properties fo:background-color="#ff0000"/>
    </style:style>
    <style:style style:name="cf-0-68-0" style:family="table-cell" style:parent-style-name="Default">
      <style:table-cell-properties fo:background-color="#ff0000"/>
    </style:style>
    <style:style style:name="cf-0-69-0" style:family="table-cell" style:parent-style-name="Default">
      <style:table-cell-properties fo:background-color="#ff0000"/>
    </style:style>
    <style:style style:name="cf-0-70-0" style:family="table-cell" style:parent-style-name="Default">
      <style:table-cell-properties fo:background-color="#ff0000"/>
    </style:style>
    <style:style style:name="cf-0-71-0" style:family="table-cell" style:parent-style-name="Default">
      <style:table-cell-properties fo:background-color="#ff0000"/>
    </style:style>
    <style:style style:name="cf-0-72-0" style:family="table-cell" style:parent-style-name="Default">
      <style:table-cell-properties fo:background-color="#ff0000"/>
    </style:style>
    <style:style style:name="cf-0-73-0" style:family="table-cell" style:parent-style-name="Default">
      <style:table-cell-properties fo:background-color="#ff0000"/>
    </style:style>
    <style:style style:name="cf-0-74-0" style:family="table-cell" style:parent-style-name="Default">
      <style:table-cell-properties fo:background-color="#ff0000"/>
    </style:style>
    <style:style style:name="cf-0-75-0" style:family="table-cell" style:parent-style-name="Default">
      <style:table-cell-properties fo:background-color="#ff0000"/>
    </style:style>
    <style:style style:name="cf-0-76-0" style:family="table-cell" style:parent-style-name="Default">
      <style:table-cell-properties fo:background-color="#ff0000"/>
    </style:style>
    <style:style style:name="cf-0-77-0" style:family="table-cell" style:parent-style-name="Default">
      <style:table-cell-properties fo:background-color="#ff0000"/>
    </style:style>
    <style:style style:name="cf-0-78-0" style:family="table-cell" style:parent-style-name="Default">
      <style:table-cell-properties fo:background-color="#ff0000"/>
    </style:style>
    <style:style style:name="cf-0-79-0" style:family="table-cell" style:parent-style-name="Default">
      <style:table-cell-properties fo:background-color="#ff0000"/>
    </style:style>
    <style:style style:name="cf-0-80-0" style:family="table-cell" style:parent-style-name="Default">
      <style:table-cell-properties fo:background-color="#ff0000"/>
    </style:style>
    <style:style style:name="cf-0-81-0" style:family="table-cell" style:parent-style-name="Default">
      <style:table-cell-properties fo:background-color="#ff0000"/>
    </style:style>
    <style:style style:name="cf-0-82-0" style:family="table-cell" style:parent-style-name="Default">
      <style:table-cell-properties fo:background-color="#ff0000"/>
    </style:style>
    <style:style style:name="cf-0-83-0" style:family="table-cell" style:parent-style-name="Default">
      <style:table-cell-properties fo:background-color="#ff0000"/>
    </style:style>
    <style:style style:name="cf-0-84-0" style:family="table-cell" style:parent-style-name="Default">
      <style:table-cell-properties fo:background-color="#ff0000"/>
    </style:style>
    <style:style style:name="cf-0-85-0" style:family="table-cell" style:parent-style-name="Default">
      <style:table-cell-properties fo:background-color="#ff0000"/>
    </style:style>
    <style:style style:name="cf-0-86-0" style:family="table-cell" style:parent-style-name="Default">
      <style:table-cell-properties fo:background-color="#ff0000"/>
    </style:style>
    <style:style style:name="cf-0-87-0" style:family="table-cell" style:parent-style-name="Default">
      <style:table-cell-properties fo:background-color="#ff0000"/>
    </style:style>
    <style:style style:name="cf-0-88-0" style:family="table-cell" style:parent-style-name="Default">
      <style:table-cell-properties fo:background-color="#ff0000"/>
    </style:style>
    <style:style style:name="cf-0-89-0" style:family="table-cell" style:parent-style-name="Default">
      <style:table-cell-properties fo:background-color="#ff0000"/>
    </style:style>
    <style:style style:name="cf-0-90-0" style:family="table-cell" style:parent-style-name="Default">
      <style:table-cell-properties fo:background-color="#ff0000"/>
    </style:style>
    <style:style style:name="cf-0-91-0" style:family="table-cell" style:parent-style-name="Default">
      <style:table-cell-properties fo:background-color="#ff0000"/>
    </style:style>
    <style:style style:name="cf-0-92-0" style:family="table-cell" style:parent-style-name="Default">
      <style:table-cell-properties fo:background-color="#ff0000"/>
    </style:style>
    <style:style style:name="cf-0-93-0" style:family="table-cell" style:parent-style-name="Default">
      <style:table-cell-properties fo:background-color="#ff0000"/>
    </style:style>
    <style:style style:name="cf-0-94-0" style:family="table-cell" style:parent-style-name="Default">
      <style:table-cell-properties fo:background-color="#ff0000"/>
    </style:style>
    <style:style style:name="cf-0-95-0" style:family="table-cell" style:parent-style-name="Default">
      <style:table-cell-properties fo:background-color="#ff0000"/>
    </style:style>
    <style:style style:name="cf-0-96-0" style:family="table-cell" style:parent-style-name="Default">
      <style:table-cell-properties fo:background-color="#ff0000"/>
    </style:style>
    <style:style style:name="cf-0-97-0" style:family="table-cell" style:parent-style-name="Default">
      <style:table-cell-properties fo:background-color="#ff0000"/>
    </style:style>
    <style:style style:name="cf-0-98-0" style:family="table-cell" style:parent-style-name="Default">
      <style:table-cell-properties fo:background-color="#ff0000"/>
    </style:style>
    <style:style style:name="cf-0-99-0" style:family="table-cell" style:parent-style-name="Default">
      <style:table-cell-properties fo:background-color="#ff0000"/>
    </style:style>
    <style:style style:name="cf-0-100-0" style:family="table-cell" style:parent-style-name="Default">
      <style:table-cell-properties fo:background-color="#ff0000"/>
    </style:style>
    <style:style style:name="cf-0-101-0" style:family="table-cell" style:parent-style-name="Default">
      <style:table-cell-properties fo:background-color="#ff0000"/>
    </style:style>
    <style:style style:name="cf-0-102-0" style:family="table-cell" style:parent-style-name="Default">
      <style:table-cell-properties fo:background-color="#ff0000"/>
    </style:style>
    <style:style style:name="cf-0-103-0" style:family="table-cell" style:parent-style-name="Default">
      <style:table-cell-properties fo:background-color="#ff0000"/>
    </style:style>
    <style:style style:name="cf-0-104-0" style:family="table-cell" style:parent-style-name="Default">
      <style:table-cell-properties fo:background-color="#ff0000"/>
    </style:style>
    <style:style style:name="cf-0-105-0" style:family="table-cell" style:parent-style-name="Default">
      <style:table-cell-properties fo:background-color="#ff0000"/>
    </style:style>
    <style:style style:name="cf-0-106-0" style:family="table-cell" style:parent-style-name="Default">
      <style:table-cell-properties fo:background-color="#ff0000"/>
    </style:style>
    <style:style style:name="cf-0-107-0" style:family="table-cell" style:parent-style-name="Default">
      <style:table-cell-properties fo:background-color="#ff0000"/>
    </style:style>
    <style:style style:name="cf-0-108-0" style:family="table-cell" style:parent-style-name="Default">
      <style:table-cell-properties fo:background-color="#ff0000"/>
    </style:style>
    <style:style style:name="cf-0-109-0" style:family="table-cell" style:parent-style-name="Default">
      <style:table-cell-properties fo:background-color="#ff0000"/>
    </style:style>
    <style:style style:name="cf-0-110-0" style:family="table-cell" style:parent-style-name="Default">
      <style:table-cell-properties fo:background-color="#ff0000"/>
    </style:style>
    <style:style style:name="cf-0-111-0" style:family="table-cell" style:parent-style-name="Default">
      <style:table-cell-properties fo:background-color="#ff0000"/>
    </style:style>
    <style:style style:name="cf-0-112-0" style:family="table-cell" style:parent-style-name="Default">
      <style:table-cell-properties fo:background-color="#ff0000"/>
    </style:style>
    <style:style style:name="cf-0-113-0" style:family="table-cell" style:parent-style-name="Default">
      <style:table-cell-properties fo:background-color="#ff0000"/>
    </style:style>
    <style:style style:name="cf-0-114-0" style:family="table-cell" style:parent-style-name="Default">
      <style:table-cell-properties fo:background-color="#ff0000"/>
    </style:style>
    <style:style style:name="cf-0-115-0" style:family="table-cell" style:parent-style-name="Default">
      <style:table-cell-properties fo:background-color="#ff0000"/>
    </style:style>
    <style:style style:name="cf-0-116-0" style:family="table-cell" style:parent-style-name="Default">
      <style:table-cell-properties fo:background-color="#ff0000"/>
    </style:style>
    <style:style style:name="cf-0-117-0" style:family="table-cell" style:parent-style-name="Default">
      <style:table-cell-properties fo:background-color="#ff0000"/>
    </style:style>
    <style:style style:name="cf-0-118-0" style:family="table-cell" style:parent-style-name="Default">
      <style:table-cell-properties fo:background-color="#ff0000"/>
    </style:style>
    <style:style style:name="cf-0-119-0" style:family="table-cell" style:parent-style-name="Default">
      <style:table-cell-properties fo:background-color="#ff0000"/>
    </style:style>
    <style:style style:name="cf-0-120-0" style:family="table-cell" style:parent-style-name="Default">
      <style:table-cell-properties fo:background-color="#ff0000"/>
    </style:style>
    <style:style style:name="cf-0-121-0" style:family="table-cell" style:parent-style-name="Default">
      <style:table-cell-properties fo:background-color="#ff0000"/>
    </style:style>
    <style:style style:name="cf-0-122-0" style:family="table-cell" style:parent-style-name="Default">
      <style:table-cell-properties fo:background-color="#ff0000"/>
    </style:style>
    <style:style style:name="cf-0-123-0" style:family="table-cell" style:parent-style-name="Default">
      <style:table-cell-properties fo:background-color="#ff0000"/>
    </style:style>
    <style:style style:name="cf-0-124-0" style:family="table-cell" style:parent-style-name="Default">
      <style:table-cell-properties fo:background-color="#ff0000"/>
    </style:style>
    <style:style style:name="cf-0-125-0" style:family="table-cell" style:parent-style-name="Default">
      <style:table-cell-properties fo:background-color="#ff0000"/>
    </style:style>
    <style:style style:name="cf-0-126-0" style:family="table-cell" style:parent-style-name="Default">
      <style:table-cell-properties fo:background-color="#ff0000"/>
    </style:style>
    <style:style style:name="cf-0-127-0" style:family="table-cell" style:parent-style-name="Default">
      <style:table-cell-properties fo:background-color="#ff0000"/>
    </style:style>
    <style:style style:name="cf-0-128-0" style:family="table-cell" style:parent-style-name="Default">
      <style:table-cell-properties fo:background-color="#ff0000"/>
    </style:style>
    <style:style style:name="cf-0-129-0" style:family="table-cell" style:parent-style-name="Default">
      <style:table-cell-properties fo:background-color="#ff0000"/>
    </style:style>
    <style:style style:name="cf-0-130-0" style:family="table-cell" style:parent-style-name="Default">
      <style:table-cell-properties fo:background-color="#ff0000"/>
    </style:style>
    <style:style style:name="cf-0-131-0" style:family="table-cell" style:parent-style-name="Default">
      <style:table-cell-properties fo:background-color="#ff0000"/>
    </style:style>
    <style:style style:name="cf-0-132-0" style:family="table-cell" style:parent-style-name="Default">
      <style:table-cell-properties fo:background-color="#ff0000"/>
    </style:style>
    <style:style style:name="cf-0-133-0" style:family="table-cell" style:parent-style-name="Default">
      <style:table-cell-properties fo:background-color="#ff0000"/>
    </style:style>
    <style:style style:name="cf-0-134-0" style:family="table-cell" style:parent-style-name="Default">
      <style:table-cell-properties fo:background-color="#ff0000"/>
    </style:style>
    <style:style style:name="cf-0-135-0" style:family="table-cell" style:parent-style-name="Default">
      <style:table-cell-properties fo:background-color="#ff0000"/>
    </style:style>
    <style:style style:name="cf-0-136-0" style:family="table-cell" style:parent-style-name="Default">
      <style:table-cell-properties fo:background-color="#ff0000"/>
    </style:style>
    <style:style style:name="cf-0-137-0" style:family="table-cell" style:parent-style-name="Default">
      <style:table-cell-properties fo:background-color="#ff0000"/>
    </style:style>
    <style:style style:name="cf-0-138-0" style:family="table-cell" style:parent-style-name="Default">
      <style:table-cell-properties fo:background-color="#ff0000"/>
    </style:style>
    <style:style style:name="cf-0-139-0" style:family="table-cell" style:parent-style-name="Default">
      <style:table-cell-properties fo:background-color="#ff0000"/>
    </style:style>
    <style:style style:name="cf-0-140-0" style:family="table-cell" style:parent-style-name="Default">
      <style:table-cell-properties fo:background-color="#ff0000"/>
    </style:style>
    <style:style style:name="cf-0-141-0" style:family="table-cell" style:parent-style-name="Default">
      <style:table-cell-properties fo:background-color="#ff0000"/>
    </style:style>
    <style:style style:name="cf-0-142-0" style:family="table-cell" style:parent-style-name="Default">
      <style:table-cell-properties fo:background-color="#ff0000"/>
    </style:style>
    <style:style style:name="cf-0-143-0" style:family="table-cell" style:parent-style-name="Default">
      <style:table-cell-properties fo:background-color="#ff0000"/>
    </style:style>
    <style:style style:name="cf-0-144-0" style:family="table-cell" style:parent-style-name="Default">
      <style:table-cell-properties fo:background-color="#ff0000"/>
    </style:style>
    <style:style style:name="cf-0-145-0" style:family="table-cell" style:parent-style-name="Default">
      <style:table-cell-properties fo:background-color="#ff0000"/>
    </style:style>
    <style:style style:name="cf-0-146-0" style:family="table-cell" style:parent-style-name="Default">
      <style:table-cell-properties fo:background-color="#ff0000"/>
    </style:style>
    <style:style style:name="cf-0-147-0" style:family="table-cell" style:parent-style-name="Default">
      <style:table-cell-properties fo:background-color="#ff0000"/>
    </style:style>
    <style:style style:name="cf-0-148-0" style:family="table-cell" style:parent-style-name="Default">
      <style:table-cell-properties fo:background-color="#ff0000"/>
    </style:style>
    <style:style style:name="cf-0-149-0" style:family="table-cell" style:parent-style-name="Default">
      <style:table-cell-properties fo:background-color="#ff0000"/>
    </style:style>
    <style:style style:name="cf-0-150-0" style:family="table-cell" style:parent-style-name="Default">
      <style:table-cell-properties fo:background-color="#ff0000"/>
    </style:style>
    <style:style style:name="cf-0-151-0" style:family="table-cell" style:parent-style-name="Default">
      <style:table-cell-properties fo:background-color="#ff0000"/>
    </style:style>
    <style:style style:name="cf-0-152-0" style:family="table-cell" style:parent-style-name="Default">
      <style:table-cell-properties fo:background-color="#ff0000"/>
    </style:style>
    <style:style style:name="cf-0-153-0" style:family="table-cell" style:parent-style-name="Default">
      <style:table-cell-properties fo:background-color="#ff0000"/>
    </style:style>
    <style:style style:name="cf-0-154-0" style:family="table-cell" style:parent-style-name="Default">
      <style:table-cell-properties fo:background-color="#ff0000"/>
    </style:style>
    <style:style style:name="cf-0-155-0" style:family="table-cell" style:parent-style-name="Default">
      <style:table-cell-properties fo:background-color="#ff0000"/>
    </style:style>
    <style:style style:name="cf-0-156-0" style:family="table-cell" style:parent-style-name="Default">
      <style:table-cell-properties fo:background-color="#ff0000"/>
    </style:style>
    <style:style style:name="cf-0-157-0" style:family="table-cell" style:parent-style-name="Default">
      <style:table-cell-properties fo:background-color="#ff0000"/>
    </style:style>
    <style:style style:name="cf-0-158-0" style:family="table-cell" style:parent-style-name="Default">
      <style:table-cell-properties fo:background-color="#ff0000"/>
    </style:style>
    <style:style style:name="cf-0-159-0" style:family="table-cell" style:parent-style-name="Default">
      <style:table-cell-properties fo:background-color="#ff0000"/>
    </style:style>
    <style:style style:name="cf-0-160-0" style:family="table-cell" style:parent-style-name="Default">
      <style:table-cell-properties fo:background-color="#ff0000"/>
    </style:style>
    <style:style style:name="cf-0-161-0" style:family="table-cell" style:parent-style-name="Default">
      <style:table-cell-properties fo:background-color="#ff0000"/>
    </style:style>
    <style:style style:name="cf-0-162-0" style:family="table-cell" style:parent-style-name="Default">
      <style:table-cell-properties fo:background-color="#ff0000"/>
    </style:style>
    <style:style style:name="cf-0-163-0" style:family="table-cell" style:parent-style-name="Default">
      <style:table-cell-properties fo:background-color="#ff0000"/>
    </style:style>
    <style:style style:name="cf-0-164-0" style:family="table-cell" style:parent-style-name="Default">
      <style:table-cell-properties fo:background-color="#ff0000"/>
    </style:style>
    <style:style style:name="cf-0-165-0" style:family="table-cell" style:parent-style-name="Default">
      <style:table-cell-properties fo:background-color="#ff0000"/>
    </style:style>
    <style:style style:name="cf-0-166-0" style:family="table-cell" style:parent-style-name="Default">
      <style:table-cell-properties fo:background-color="#ff0000"/>
    </style:style>
    <style:style style:name="cf-0-167-0" style:family="table-cell" style:parent-style-name="Default">
      <style:table-cell-properties fo:background-color="#ff0000"/>
    </style:style>
    <style:style style:name="cf-0-168-0" style:family="table-cell" style:parent-style-name="Default">
      <style:table-cell-properties fo:background-color="#ff0000"/>
    </style:style>
    <style:style style:name="cf-0-169-0" style:family="table-cell" style:parent-style-name="Default">
      <style:table-cell-properties fo:background-color="#ff0000"/>
    </style:style>
    <style:style style:name="cf-0-170-0" style:family="table-cell" style:parent-style-name="Default">
      <style:table-cell-properties fo:background-color="#ff0000"/>
    </style:style>
    <style:style style:name="cf-0-171-0" style:family="table-cell" style:parent-style-name="Default">
      <style:table-cell-properties fo:background-color="#ff0000"/>
    </style:style>
    <style:style style:name="cf-0-172-0" style:family="table-cell" style:parent-style-name="Default">
      <style:table-cell-properties fo:background-color="#ff0000"/>
    </style:style>
    <style:style style:name="cf-0-173-0" style:family="table-cell" style:parent-style-name="Default">
      <style:table-cell-properties fo:background-color="#ff0000"/>
    </style:style>
    <style:style style:name="cf-0-174-0" style:family="table-cell" style:parent-style-name="Default">
      <style:table-cell-properties fo:background-color="#ff0000"/>
    </style:style>
    <style:style style:name="cf-0-175-0" style:family="table-cell" style:parent-style-name="Default">
      <style:table-cell-properties fo:background-color="#ff0000"/>
    </style:style>
    <style:style style:name="cf-0-176-0" style:family="table-cell" style:parent-style-name="Default">
      <style:table-cell-properties fo:background-color="#ff0000"/>
    </style:style>
    <style:style style:name="cf-0-177-0" style:family="table-cell" style:parent-style-name="Default">
      <style:table-cell-properties fo:background-color="#ff0000"/>
    </style:style>
    <style:style style:name="cf-0-178-0" style:family="table-cell" style:parent-style-name="Default">
      <style:table-cell-properties fo:background-color="#ff0000"/>
    </style:style>
    <style:style style:name="cf-0-179-0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7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1-12T17:43:48</dc:date>
    <meta:print-date>1969-12-31T16:00:00</meta:print-date>
    <meta:generator>OpenOffice.org/3.2$Unix OpenOffice.org_project/320m19$Build-9505</meta:generator>
    <dc:creator>Stefan Otte</dc:creator>
    <meta:editing-duration>PT00H24M49S</meta:editing-duration>
    <meta:editing-cycles>3</meta:editing-cycles>
    <meta:document-statistic meta:table-count="1" meta:cell-count="39" meta:object-count="0"/>
  </office:meta>
</office:document-meta>
</file>